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Heading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  <style:map style:condition="cell-content()&gt;=10" style:apply-style-name="Verlaengerung" style:base-cell-address="'2016-2017'.F35"/>
    </style:style>
    <style:style style:name="ce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12" style:family="table-cell" style:parent-style-name="Default" style:data-style-name="N36"/>
    <style:style style:name="ce1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9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7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1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 table:style-name="ce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table:style-name="ce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 table:style-name="ce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1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1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table:style-name="ce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 table:style-name="ce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1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6"/>
          <table:table-cell table:style-name="ce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6"/>
          <table:table-cell table:style-name="ce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1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style-name="ce6"/>
          <table:table-cell table:style-name="ce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1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1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6"/>
          <table:table-cell table:style-name="ce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1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1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1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6"/>
          <table:table-cell table:style-name="ce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1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1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1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/>
          <table:table-cell/>
          <table:table-cell table:style-name="ce6"/>
          <table:table-cell table:style-name="ce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1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4"/>
        <table:table-column table:style-name="co4" table:default-cell-style-name="ce16"/>
        <table:table-column table:style-name="co5" table:default-cell-style-name="ce14"/>
        <table:table-column table:style-name="co4" table:default-cell-style-name="ce16"/>
        <table:table-column table:style-name="co5" table:default-cell-style-name="ce14"/>
        <table:table-column table:style-name="co4" table:default-cell-style-name="ce16"/>
        <table:table-column table:style-name="co5" table:default-cell-style-name="ce14"/>
        <table:table-column table:style-name="co4" table:default-cell-style-name="ce16"/>
        <table:table-column table:style-name="co5" table:default-cell-style-name="ce14"/>
        <table:table-column table:style-name="co4" table:default-cell-style-name="ce16"/>
        <table:table-column table:style-name="co5" table:default-cell-style-name="ce14"/>
        <table:table-column table:style-name="co6" table:default-cell-style-name="ce20"/>
        <table:table-column table:style-name="co7" table:default-cell-style-name="ce14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3" office:value-type="string" calcext:value-type="string">
            <text:p>H/A</text:p>
          </table:table-cell>
          <table:table-cell table:style-name="ce15" office:value-type="string" calcext:value-type="string">
            <text:p>S1</text:p>
          </table:table-cell>
          <table:table-cell table:style-name="ce13" office:value-type="string" calcext:value-type="string">
            <text:p>S1P</text:p>
          </table:table-cell>
          <table:table-cell table:style-name="ce15" office:value-type="string" calcext:value-type="string">
            <text:p>S2</text:p>
          </table:table-cell>
          <table:table-cell table:style-name="ce13" office:value-type="string" calcext:value-type="string">
            <text:p>S2P</text:p>
          </table:table-cell>
          <table:table-cell table:style-name="ce15" office:value-type="string" calcext:value-type="string">
            <text:p>S3</text:p>
          </table:table-cell>
          <table:table-cell table:style-name="ce13" office:value-type="string" calcext:value-type="string">
            <text:p>S3P</text:p>
          </table:table-cell>
          <table:table-cell table:style-name="ce15" office:value-type="string" calcext:value-type="string">
            <text:p>S4</text:p>
          </table:table-cell>
          <table:table-cell table:style-name="ce13" office:value-type="string" calcext:value-type="string">
            <text:p>S4P</text:p>
          </table:table-cell>
          <table:table-cell table:style-name="ce15" office:value-type="string" calcext:value-type="string">
            <text:p>S5</text:p>
          </table:table-cell>
          <table:table-cell table:style-name="ce1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13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2"/>
          <table:table-cell/>
          <table:table-cell table:style-name="ce22"/>
          <table:table-cell table:style-name="ce19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style-name="ce22"/>
          <table:table-cell/>
          <table:table-cell table:style-name="ce22"/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style-name="ce22"/>
          <table:table-cell table:style-name="ce19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table:style-name="ce22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22" office:value-type="float" office:value="6" calcext:value-type="float">
            <text:p>6</text:p>
          </table:table-cell>
          <table:table-cell/>
          <table:table-cell table:style-name="ce2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table:style-name="ce22"/>
          <table:table-cell/>
          <table:table-cell table:style-name="ce2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table:style-name="ce22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2" office:value-type="float" office:value="14" calcext:value-type="float">
            <text:p>14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2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/>
          <table:table-cell table:style-name="ce22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/>
          <table:table-cell table:style-name="ce22"/>
          <table:table-cell/>
          <table:table-cell table:style-name="ce2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2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2"/>
          <table:table-cell table:style-name="ce19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1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2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2" office:value-type="float" office:value="11" calcext:value-type="float">
            <text:p>11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82">
          <table:table-cell table:number-columns-repeated="4"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.00.0000</text:date>, <text:time style:data-style-name="N2" text:time-value="22:43:51.5687993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9</meta:editing-cycles>
    <meta:editing-duration>PT4H54M48S</meta:editing-duration>
    <dc:title>Saison Ekkart</dc:title>
    <dc:date>2018-01-30T22:44:59.680934018</dc:date>
    <meta:generator>LibreOffice/5.1.6.2$Linux_X86_64 LibreOffice_project/10m0$Build-2</meta:generator>
    <meta:document-statistic meta:table-count="2" meta:cell-count="575" meta:object-count="0"/>
  </office:meta>
</office:document-meta>
</file>